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 style:data-style-name="N129">
      <style:text-properties style:font-name="Liberation Sans"/>
    </style:style>
    <style:style style:name="ce6" style:family="table-cell" style:parent-style-name="Default" style:data-style-name="N130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3" table:default-cell-style-name="ce5"/>
        <table:table-column table:style-name="co1" table:default-cell-style-name="ce6"/>
        <table:table-row table:style-name="ro1">
          <table:table-cell/>
          <table:table-cell table:style-name="ce1" office:value-type="string" calcext:value-type="string">
            <text:p>Year 2024-2025 (Czech language) LLM as a judge 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According to:</text:p>
          </table:table-cell>
          <table:table-cell table:style-name="Default" office:value-type="string" calcext:value-type="string">
            <text:p>2nd_oeg_judge_human_agreement_by_criterion_all2024.json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Default" table:number-columns-repeated="4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Instr. Follow</text:p>
          </table:table-cell>
          <table:table-cell table:style-name="ce4" office:value-type="string" calcext:value-type="string">
            <text:p>coherence</text:p>
          </table:table-cell>
          <table:table-cell table:style-name="ce4" office:value-type="string" calcext:value-type="string">
            <text:p>naturalness</text:p>
          </table:table-cell>
          <table:table-cell table:style-name="ce4" office:value-type="string" calcext:value-type="string">
            <text:p>average</text:p>
          </table:table-cell>
        </table:table-row>
        <table:table-row table:style-name="ro1">
          <table:table-cell/>
          <table:table-cell office:value-type="string" calcext:value-type="string">
            <text:p>Llama-4-Maverick</text:p>
          </table:table-cell>
          <table:table-cell office:value-type="float" office:value="0.421376" calcext:value-type="float">
            <text:p>0.421376</text:p>
          </table:table-cell>
          <table:table-cell office:value-type="float" office:value="0.42735" calcext:value-type="float">
            <text:p>0.427350</text:p>
          </table:table-cell>
          <table:table-cell office:value-type="float" office:value="0.4335144" calcext:value-type="float">
            <text:p>0.433514</text:p>
          </table:table-cell>
          <table:table-cell table:formula="of:=([.C6]+[.D6]+[.E6])/3" office:value-type="float" office:value="0.427413466666667" calcext:value-type="float">
            <text:p>0.427</text:p>
          </table:table-cell>
        </table:table-row>
        <table:table-row table:style-name="ro1">
          <table:table-cell/>
          <table:table-cell office:value-type="string" calcext:value-type="string">
            <text:p>DeepSeek-V3</text:p>
          </table:table-cell>
          <table:table-cell office:value-type="float" office:value="0.4492753" calcext:value-type="float">
            <text:p>0.449275</text:p>
          </table:table-cell>
          <table:table-cell office:value-type="float" office:value="0.437862" calcext:value-type="float">
            <text:p>0.437862</text:p>
          </table:table-cell>
          <table:table-cell office:value-type="float" office:value="0.444927" calcext:value-type="float">
            <text:p>0.444927</text:p>
          </table:table-cell>
          <table:table-cell table:formula="of:=([.C7]+[.D7]+[.E7])/3" office:value-type="float" office:value="0.444021433333333" calcext:value-type="float">
            <text:p>0.444</text:p>
          </table:table-cell>
        </table:table-row>
        <table:table-row table:style-name="ro1">
          <table:table-cell/>
          <table:table-cell office:value-type="string" calcext:value-type="string">
            <text:p>CommandA</text:p>
          </table:table-cell>
          <table:table-cell office:value-type="float" office:value="0.492391" calcext:value-type="float">
            <text:p>0.492391</text:p>
          </table:table-cell>
          <table:table-cell office:value-type="float" office:value="0.4650362" calcext:value-type="float">
            <text:p>0.465036</text:p>
          </table:table-cell>
          <table:table-cell office:value-type="float" office:value="0.50996" calcext:value-type="float">
            <text:p>0.509960</text:p>
          </table:table-cell>
          <table:table-cell table:formula="of:=([.C8]+[.D8]+[.E8])/3" office:value-type="float" office:value="0.489129066666667" calcext:value-type="float">
            <text:p>0.489</text:p>
          </table:table-cell>
        </table:table-row>
        <table:table-row table:style-name="ro1">
          <table:table-cell/>
          <table:table-cell office:value-type="string" calcext:value-type="string">
            <text:p>GPT-4.1</text:p>
          </table:table-cell>
          <table:table-cell office:value-type="float" office:value="0.490398" calcext:value-type="float">
            <text:p>0.490398</text:p>
          </table:table-cell>
          <table:table-cell office:value-type="float" office:value="0.469927" calcext:value-type="float">
            <text:p>0.469927</text:p>
          </table:table-cell>
          <table:table-cell office:value-type="float" office:value="0.509782" calcext:value-type="float">
            <text:p>0.509782</text:p>
          </table:table-cell>
          <table:table-cell table:formula="of:=([.C9]+[.D9]+[.E9])/3" office:value-type="float" office:value="0.490035666666667" calcext:value-type="float">
            <text:p>0.490</text:p>
          </table:table-cell>
        </table:table-row>
        <table:table-row table:style-name="ro1">
          <table:table-cell/>
          <table:table-cell office:value-type="string" calcext:value-type="string">
            <text:p>AyaExpanse-8B</text:p>
          </table:table-cell>
          <table:table-cell office:value-type="float" office:value="0.370471" calcext:value-type="float">
            <text:p>0.370471</text:p>
          </table:table-cell>
          <table:table-cell office:value-type="float" office:value="0.353804" calcext:value-type="float">
            <text:p>0.353804</text:p>
          </table:table-cell>
          <table:table-cell office:value-type="float" office:value="0.34402" calcext:value-type="float">
            <text:p>0.344020</text:p>
          </table:table-cell>
          <table:table-cell table:formula="of:=([.C10]+[.D10]+[.E10])/3" office:value-type="float" office:value="0.356098333333333" calcext:value-type="float">
            <text:p>0.356</text:p>
          </table:table-cell>
        </table:table-row>
        <table:table-row table:style-name="ro1">
          <table:table-cell/>
          <table:table-cell office:value-type="string" calcext:value-type="string">
            <text:p>Llama-3.1-8B</text:p>
          </table:table-cell>
          <table:table-cell office:value-type="float" office:value="0.375543" calcext:value-type="float">
            <text:p>0.375543</text:p>
          </table:table-cell>
          <table:table-cell office:value-type="float" office:value="0.3519927" calcext:value-type="float">
            <text:p>0.351993</text:p>
          </table:table-cell>
          <table:table-cell office:value-type="float" office:value="0.337318" calcext:value-type="float">
            <text:p>0.337318</text:p>
          </table:table-cell>
          <table:table-cell table:formula="of:=([.C11]+[.D11]+[.E11])/3" office:value-type="float" office:value="0.354951233333333" calcext:value-type="float">
            <text:p>0.355</text:p>
          </table:table-cell>
        </table:table-row>
        <table:table-row table:style-name="ro1">
          <table:table-cell/>
          <table:table-cell office:value-type="string" calcext:value-type="string">
            <text:p>CommandR7B</text:p>
          </table:table-cell>
          <table:table-cell office:value-type="float" office:value="0.40253623" calcext:value-type="float">
            <text:p>0.402536</text:p>
          </table:table-cell>
          <table:table-cell office:value-type="float" office:value="0.3463768" calcext:value-type="float">
            <text:p>0.346377</text:p>
          </table:table-cell>
          <table:table-cell office:value-type="float" office:value="0.360869" calcext:value-type="float">
            <text:p>0.360869</text:p>
          </table:table-cell>
          <table:table-cell table:formula="of:=([.C12]+[.D12]+[.E12])/3" office:value-type="float" office:value="0.369927343333333" calcext:value-type="float">
            <text:p>0.370</text:p>
          </table:table-cell>
        </table:table-row>
        <table:table-row table:style-name="ro1">
          <table:table-cell/>
          <table:table-cell office:value-type="string" calcext:value-type="string">
            <text:p>Claude-4</text:p>
          </table:table-cell>
          <table:table-cell office:value-type="float" office:value="0.490942" calcext:value-type="float">
            <text:p>0.490942</text:p>
          </table:table-cell>
          <table:table-cell office:value-type="float" office:value="0.500181" calcext:value-type="float">
            <text:p>0.500181</text:p>
          </table:table-cell>
          <table:table-cell office:value-type="float" office:value="0.545289" calcext:value-type="float">
            <text:p>0.545289</text:p>
          </table:table-cell>
          <table:table-cell table:formula="of:=([.C13]+[.D13]+[.E13])/3" office:value-type="float" office:value="0.512137333333333" calcext:value-type="float">
            <text:p>0.512</text:p>
          </table:table-cell>
        </table:table-row>
        <table:table-row table:style-name="ro1">
          <table:table-cell/>
          <table:table-cell office:value-type="string" calcext:value-type="string">
            <text:p>AyaExpanse-32B</text:p>
          </table:table-cell>
          <table:table-cell office:value-type="float" office:value="0.414311" calcext:value-type="float">
            <text:p>0.414311</text:p>
          </table:table-cell>
          <table:table-cell office:value-type="float" office:value="0.4150362" calcext:value-type="float">
            <text:p>0.415036</text:p>
          </table:table-cell>
          <table:table-cell office:value-type="float" office:value="0.45615" calcext:value-type="float">
            <text:p>0.456150</text:p>
          </table:table-cell>
          <table:table-cell table:formula="of:=([.C14]+[.D14]+[.E14])/3" office:value-type="float" office:value="0.428499066666667" calcext:value-type="float">
            <text:p>0.428</text:p>
          </table:table-cell>
        </table:table-row>
        <table:table-row table:style-name="ro1">
          <table:table-cell/>
          <table:table-cell office:value-type="string" calcext:value-type="string">
            <text:p>Mistral-Medium</text:p>
          </table:table-cell>
          <table:table-cell office:value-type="float" office:value="0.484782" calcext:value-type="float">
            <text:p>0.484782</text:p>
          </table:table-cell>
          <table:table-cell office:value-type="float" office:value="0.493659" calcext:value-type="float">
            <text:p>0.493659</text:p>
          </table:table-cell>
          <table:table-cell office:value-type="float" office:value="0.52681" calcext:value-type="float">
            <text:p>0.526810</text:p>
          </table:table-cell>
          <table:table-cell table:formula="of:=([.C15]+[.D15]+[.E15])/3" office:value-type="float" office:value="0.501750333333333" calcext:value-type="float">
            <text:p>0.502</text:p>
          </table:table-cell>
        </table:table-row>
        <table:table-row table:style-name="ro1">
          <table:table-cell/>
          <table:table-cell office:value-type="string" calcext:value-type="string">
            <text:p>Qwen3-235B</text:p>
          </table:table-cell>
          <table:table-cell office:value-type="float" office:value="0.4782608" calcext:value-type="float">
            <text:p>0.478261</text:p>
          </table:table-cell>
          <table:table-cell office:value-type="float" office:value="0.477717" calcext:value-type="float">
            <text:p>0.477717</text:p>
          </table:table-cell>
          <table:table-cell office:value-type="float" office:value="0.4759057" calcext:value-type="float">
            <text:p>0.475906</text:p>
          </table:table-cell>
          <table:table-cell table:formula="of:=([.C16]+[.D16]+[.E16])/3" office:value-type="float" office:value="0.4772945" calcext:value-type="float">
            <text:p>0.477</text:p>
          </table:table-cell>
        </table:table-row>
        <table:table-row table:style-name="ro1">
          <table:table-cell/>
          <table:table-cell office:value-type="string" calcext:value-type="string">
            <text:p>Mistral-7B</text:p>
          </table:table-cell>
          <table:table-cell office:value-type="float" office:value="0.386594" calcext:value-type="float">
            <text:p>0.386594</text:p>
          </table:table-cell>
          <table:table-cell office:value-type="float" office:value="0.336775" calcext:value-type="float">
            <text:p>0.336775</text:p>
          </table:table-cell>
          <table:table-cell office:value-type="float" office:value="0.33641" calcext:value-type="float">
            <text:p>0.336410</text:p>
          </table:table-cell>
          <table:table-cell table:formula="of:=([.C17]+[.D17]+[.E17])/3" office:value-type="float" office:value="0.353259666666667" calcext:value-type="float">
            <text:p>0.353</text:p>
          </table:table-cell>
        </table:table-row>
        <table:table-row table:style-name="ro1">
          <table:table-cell/>
          <table:table-cell office:value-type="string" calcext:value-type="string">
            <text:p>Qwen2.5-7B</text:p>
          </table:table-cell>
          <table:table-cell office:value-type="float" office:value="0.37518" calcext:value-type="float">
            <text:p>0.375180</text:p>
          </table:table-cell>
          <table:table-cell office:value-type="float" office:value="0.3673913" calcext:value-type="float">
            <text:p>0.367391</text:p>
          </table:table-cell>
          <table:table-cell office:value-type="float" office:value="0.387862" calcext:value-type="float">
            <text:p>0.387862</text:p>
          </table:table-cell>
          <table:table-cell table:formula="of:=([.C18]+[.D18]+[.E18])/3" office:value-type="float" office:value="0.3768111" calcext:value-type="float">
            <text:p>0.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8:20:38.738131429</meta:creation-date>
    <dc:date>2026-03-27T15:56:30.531547824</dc:date>
    <meta:editing-duration>PT22H10M23S</meta:editing-duration>
    <meta:editing-cycles>1</meta:editing-cycles>
    <meta:document-statistic meta:table-count="1" meta:cell-count="72" meta:object-count="0"/>
    <meta:generator>LibreOffice/25.2.3.2$Linux_X86_64 LibreOffice_project/520$Build-2</meta:generator>
  </office:meta>
</office:document-meta>
</file>